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an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orr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ola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igua and Barbud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eni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erbaija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ngladesh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rbado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laru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lgiu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iz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i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huta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snia and Herzegovin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swan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zil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unei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lgari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rkina Faso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rund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ôte d'Ivoire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bo Verde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mbodia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table:number-columns-repeated="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Central African Republic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ad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na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oros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ngo (Congo-Brazzaville)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oati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uba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yprus</text:p>
          </table:table-cell>
          <table:table-cell table:number-columns-repeated="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Czechia (Czech Republic)</text:p>
          </table:table-cell>
          <table:table-cell table:number-columns-repeated="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Democratic Republic of the Congo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nmark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jibouti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minica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ominican Republic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cuador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gypt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 Salvador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quatorial Guinea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ritre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stonia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swatini (fmr. "Swaziland")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thiopia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ji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nlan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ra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bon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bi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orgi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rmany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ana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eec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nad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uatemala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uinea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uinea-Bissau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uyan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iti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oly See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duras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ungary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celand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dia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donesia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ran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raq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eland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rael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taly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amaic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pan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rdan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azakhstan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eny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iribati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uwai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yrgyzstan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os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tvia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banon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sotho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beria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bya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echtenste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thuania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xembourg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dagasca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lawi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laysia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dives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i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lta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rshall Islands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uritania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uritius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exico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icronesia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oldova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onaco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ngolia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ontenegro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orocco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zambique</text:p>
          </table:table-cell>
          <table:table-cell table:number-columns-repeated="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Myanmar (formerly Burma)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mibia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auru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epal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etherlands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ew Zealand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icaragua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iger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igeria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rth Korea</text:p>
          </table:table-cell>
          <table:table-cell table:number-columns-repeated="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North Macedonia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rway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man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kistan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lau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lestine State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nama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apua New Guinea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raguay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ru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hilippines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and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Qata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mania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ssia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wanda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aint Kitts and Nevis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aint Lucia</text:p>
          </table:table-cell>
          <table:table-cell table:number-columns-repeated="3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aint Vincent and the Grenadines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amoa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n Marino</text:p>
          </table:table-cell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Sao Tome and Principe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udi Arabia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enegal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erbia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ychelles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ierra Leone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ingapore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lovakia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lovenia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olomon Islands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malia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outh Africa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outh Korea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outh Sudan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pain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ri Lanka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udan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uriname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weden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witzerland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yria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jikistan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nzania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ailand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imor-Leste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o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onga</text:p>
          </table:table-cell>
          <table:table-cell table:number-columns-repeated="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rinidad and Tobago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unisia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urkey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urkmenistan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valu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ganda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Ukraine</text:p>
          </table:table-cell>
          <table:table-cell table:number-columns-repeated="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United Arab Emirates</text:p>
          </table:table-cell>
          <table:table-cell table:number-columns-repeated="3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United Kingdom</text:p>
          </table:table-cell>
          <table:table-cell table:number-columns-repeated="3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United States of America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zbekistan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anuatu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etna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emen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Zambia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Zimbabw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8:09:22.490000000</meta:creation-date>
    <dc:date>2023-02-13T18:10:32.510000000</dc:date>
    <meta:editing-duration>PT1M10S</meta:editing-duration>
    <meta:editing-cycles>1</meta:editing-cycles>
    <meta:document-statistic meta:table-count="1" meta:cell-count="390" meta:object-count="0"/>
    <meta:generator>LibreOffice/7.2.1.2$Windows_X86_64 LibreOffice_project/87b77fad49947c1441b67c559c339af8f3517e22</meta:generator>
  </office:meta>
</office:document-meta>
</file>